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5a67" officeooo:paragraph-rsid="001f5a67"/>
    </style:style>
    <style:style style:name="P2" style:family="paragraph" style:parent-style-name="Standard">
      <style:text-properties officeooo:rsid="001f5a67" officeooo:paragraph-rsid="0020cbc1"/>
    </style:style>
    <style:style style:name="P3" style:family="paragraph" style:parent-style-name="Standard">
      <style:text-properties fo:color="#999999" officeooo:rsid="001f5a67" officeooo:paragraph-rsid="001f5a67"/>
    </style:style>
    <style:style style:name="P4" style:family="paragraph" style:parent-style-name="Standard">
      <style:text-properties officeooo:rsid="0020cbc1" officeooo:paragraph-rsid="0020cbc1"/>
    </style:style>
    <style:style style:name="P5" style:family="paragraph" style:parent-style-name="Standard">
      <style:text-properties officeooo:paragraph-rsid="001f5a67"/>
    </style:style>
    <style:style style:name="P6" style:family="paragraph" style:parent-style-name="Standard">
      <style:text-properties officeooo:paragraph-rsid="0020cbc1"/>
    </style:style>
    <style:style style:name="P7" style:family="paragraph" style:parent-style-name="Standard">
      <style:text-properties fo:font-size="14pt" officeooo:rsid="001f5a67" officeooo:paragraph-rsid="001f5a67" style:font-size-asian="14pt" style:font-size-complex="14pt"/>
    </style:style>
    <style:style style:name="P8" style:family="paragraph" style:parent-style-name="Standard">
      <style:text-properties fo:font-size="14pt" officeooo:paragraph-rsid="0020cbc1" style:font-size-asian="14pt" style:font-size-complex="14pt"/>
    </style:style>
    <style:style style:name="P9" style:family="paragraph" style:parent-style-name="Standard">
      <style:text-properties fo:font-size="16pt" style:text-underline-style="solid" style:text-underline-width="auto" style:text-underline-color="font-color" fo:font-weight="bold" officeooo:rsid="001f5a67" officeooo:paragraph-rsid="001f5a67" style:font-size-asian="16pt" style:font-weight-asian="bold" style:font-size-complex="16pt" style:font-weight-complex="bold"/>
    </style:style>
    <style:style style:name="T1" style:family="text">
      <style:text-properties officeooo:rsid="001f5a67"/>
    </style:style>
    <style:style style:name="T2" style:family="text">
      <style:text-properties officeooo:rsid="0020cbc1"/>
    </style:style>
    <style:style style:name="T3" style:family="text">
      <style:text-properties officeooo:rsid="0022b333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20cbc1"/>
    </style:style>
    <style:style style:name="T6" style:family="text">
      <style:text-properties style:text-underline-style="solid" style:text-underline-width="auto" style:text-underline-color="font-color" officeooo:rsid="001f5a67"/>
    </style:style>
    <style:style style:name="T7" style:family="text">
      <style:text-properties style:text-underline-style="solid" style:text-underline-width="auto" style:text-underline-color="font-color" officeooo:rsid="0022b333"/>
    </style:style>
    <style:style style:name="T8" style:family="text">
      <style:text-properties officeooo:rsid="0022e40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0cbc1" style:font-weight-asian="bold" style:font-weight-complex="bold"/>
    </style:style>
    <style:style style:name="T11" style:family="text">
      <style:text-properties fo:font-weight="bold" officeooo:rsid="001f5a67" style:font-weight-asian="bold" style:font-weight-complex="bold"/>
    </style:style>
    <style:style style:name="T12" style:family="text">
      <style:text-properties fo:font-weight="bold" officeooo:rsid="0022b333" style:font-weight-asian="bold" style:font-weight-complex="bold"/>
    </style:style>
    <style:style style:name="T13" style:family="text">
      <style:text-properties fo:font-weight="bold" officeooo:rsid="0022e40f" style:font-weight-asian="bold" style:font-weight-complex="bold"/>
    </style:style>
    <style:style style:name="T14" style:family="text">
      <style:text-properties style:text-underline-style="none"/>
    </style:style>
    <style:style style:name="T15" style:family="text">
      <style:text-properties officeooo:rsid="00254a3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jercicio 1:</text:p>
      <text:p text:style-name="P3"/>
      <text:p text:style-name="P7">body {background-color: tan}</text:p>
      <text:p text:style-name="P1">- E<text:span text:style-name="T8">n este selector </text:span>encontramos <text:span text:style-name="T8">la propiedad </text:span><text:span text:style-name="T4">backgorund-color</text:span><text:span text:style-name="T14"> </text:span>que <text:span text:style-name="T8">se</text:span> utiliza de forma que se cambia el color de el fondo de<text:span text:style-name="T8">l fondo de </text:span>la página al abrir el archivo html.</text:p>
      <text:p text:style-name="P3"/>
      <text:p text:style-name="P7">h1 {color:maroon; font-size:20pt}</text:p>
      <text:p text:style-name="P1">- Est<text:span text:style-name="T8">e selector</text:span> encontramos <text:span text:style-name="T8">la propiedad</text:span> <text:span text:style-name="T4">color</text:span> (que se encarga de cambiar el color de la fuente) y font-size (que se encarga de cambiar el tamaño de la fuente, <text:span text:style-name="T8">e</text:span>l tamaño de la fuente está <text:span text:style-name="T2">en puntos).</text:span></text:p>
      <text:p text:style-name="P3"/>
      <text:p text:style-name="P7">hr {color:navy}</text:p>
      <text:p text:style-name="P4">- En <text:span text:style-name="T8">el selector</text:span> <text:span text:style-name="T9">hr</text:span> encontramos <text:span text:style-name="T8">la propiedad</text:span> <text:span text:style-name="T4">color</text:span><text:span text:style-name="T14"> </text:span>que su funci<text:span text:style-name="T15">ó</text:span>n es darle color a hr.</text:p>
      <text:p text:style-name="P3"/>
      <text:p text:style-name="P8"><text:span text:style-name="T1">p {font-size:12pt; margin-left: 15px}</text:span></text:p>
      <text:p text:style-name="P6"><text:span text:style-name="T1">- En el selector </text:span><text:span text:style-name="T11">p </text:span><text:span text:style-name="T1">encontramos las propiedades </text:span><text:span text:style-name="T6">font-size</text:span><text:span text:style-name="T1"> que se encarga de cambiarle el tamaño de la fuente a 12pt y </text:span><text:span text:style-name="T6">margin-left</text:span><text:span text:style-name="T1"> que su función es cambiar el tamaño del margen de la izquierda a 15px</text:span></text:p>
      <text:p text:style-name="P7">p.verse {color:maroon; margin-left: 60px}</text:p>
      <text:p text:style-name="P2">- <text:span text:style-name="T2">En el selector </text:span><text:span text:style-name="T10">p.verse</text:span><text:span text:style-name="T2"> encontramos las propiedades </text:span><text:span text:style-name="T5">color</text:span><text:span text:style-name="T2"> que se encarga de cambiar el color de la fuenta a granate y </text:span><text:span text:style-name="T5">margin-left</text:span><text:span text:style-name="T2"> que su funcion es cambiar el tamaño del margen de la izquierda a 60px.</text:span></text:p>
      <text:p text:style-name="P3"/>
      <text:p text:style-name="P7">a:link <text:s text:c="4"/>{color:green}</text:p>
      <text:p text:style-name="P4">- <text:s/>En <text:span text:style-name="T8">el selector</text:span> <text:span text:style-name="T9">a</text:span> encontramos el pseudo selector <text:span text:style-name="T9">:link</text:span> que nos da la opci<text:span text:style-name="T8">ó</text:span>n de editar <text:span text:style-name="T3">el link a antes de que se haya visitado ese link. Encontramos la propiedad </text:span><text:span text:style-name="T7">color</text:span><text:span text:style-name="T3"> que su función es cambiar el color del link a verde.</text:span></text:p>
      <text:p text:style-name="P7">a:visited <text:s/>{color:yellow}</text:p>
      <text:p text:style-name="P5"><text:span text:style-name="T1">- Tambien podemos encontrar el pseudo selector </text:span><text:span text:style-name="T11">:visited</text:span><text:span text:style-name="T1"> que nos da la opción de editar el link cuando ya se ha visitado ese link. Encontramos la propiedad </text:span><text:span text:style-name="T6">color</text:span><text:span text:style-name="T1"> que su función es cambiar el color del link cuando se ha visitado a color amarillo.</text:span></text:p>
      <text:p text:style-name="P7">a:hover <text:s text:c="3"/>{color:black}</text:p>
      <text:p text:style-name="P1">- <text:span text:style-name="T3">Encontramos el pseudo selector </text:span><text:span text:style-name="T12">:hover</text:span><text:span text:style-name="T3"> que se encarga de editar el link cuando el raton se posa encima del link. Encontramos la propiedad </text:span><text:span text:style-name="T7">color</text:span><text:span text:style-name="T3"> que función es cambiar el color del link a negro cuando se pasa por encima el ratón.</text:span></text:p>
      <text:p text:style-name="P7">a:active <text:s text:c="2"/>{color:blue}</text:p>
      <text:p text:style-name="P1">- <text:span text:style-name="T3">Encontramos para finalizar el pseudo selector </text:span><text:span text:style-name="T12">:</text:span><text:span text:style-name="T13">active</text:span><text:span text:style-name="T3"> que se encarga de editar el link cuando pulsamos sobre él. En él, encontramos la propiedad </text:span><text:span text:style-name="T7">color</text:span><text:span text:style-name="T3"> que su función es cambiar el color del link a azul cuando pulsamos sobre él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08:30:27.126687258</meta:creation-date>
    <dc:date>2016-11-16T09:11:32.049723632</dc:date>
    <meta:editing-duration>PT20M42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19" meta:word-count="354" meta:character-count="2037" meta:non-whitespace-character-count="1691"/>
  </office:meta>
</office:document-meta>
</file>